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FFFF00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FFFF00"/>
    </style:style>
  </office:automatic-styles>
  <office:body>
    <office:text text:use-soft-page-breaks="true">
      <text:p text:style-name="P1">Alterações Cardiovasculares</text:p>
      <text:p text:style-name="Standard"/>
      <text:p text:style-name="Standard">PC – Parada cardiorrespiratória - 1</text:p>
      <text:p text:style-name="Standard">IPC – Iminência da parada cardiorrespiratória - 1</text:p>
      <text:p text:style-name="Standard">FC_bpm – Bradicardia (FC &lt;= 40 bpm) - 1</text:p>
      <text:p text:style-name="Standard">HIP_C – Hipertensão (PA qualquer valor), com sinais de má perfusão ou dispneia ou alteração neurológica. - 1</text:p>
      <text:p text:style-name="Standard">HIPL – Hipertensão (PA &gt; 180 x 120 mmHg) com lesão aguda - 1</text:p>
      <text:p text:style-name="Standard">HIPO – Hipotensão (PAS &lt;= 90 mmHg e/ou PAM &lt;= 65), com sinais de má perfusão ou <text:s/>alteração neurológica - 1</text:p>
      <text:p text:style-name="Standard"/>
      <text:p text:style-name="Standard">FC_bpm – Bradicardia (FC &gt;= 41 e &lt;= 50 bpm) - 2</text:p>
      <text:p text:style-name="Standard">DT – Dor torácica - 2</text:p>
      <text:p text:style-name="Standard">PTQ – Pressão torácica com queimação - 2</text:p>
      <text:p text:style-name="Standard">PTP – Pressão torácica com peso - 2</text:p>
      <text:p text:style-name="Standard">IP – Irradiação pescoço - 2</text:p>
      <text:p text:style-name="Standard">IM – Irradiação mandíbula - 2</text:p>
      <text:p text:style-name="Standard">IEG – Irradiação Epigástrio - 2</text:p>
      <text:p text:style-name="Standard">IO – Irradiação ombros - 2</text:p>
      <text:p text:style-name="Standard">IME – Irradiação membro superior esquerdo (MSE) - 2</text:p>
      <text:p text:style-name="Standard"/>
      <text:p text:style-name="Standard">FC_bpm – Bradicardia (FC &gt; 51 bpm &lt; 60) ou taquicardia (FC &gt; 140 bpm) - 3</text:p>
      <text:p text:style-name="Standard">HIPSL – Hipertensão (PA &gt; 180 x 120 mmHg) sem lesão aguda - 3</text:p>
      <text:p text:style-name="Standard"/>
      <text:p text:style-name="Standard">HIPA - Hipertensão (PA &gt; 179 x 119 mmHg) Assintomático - 4</text:p>
      <text:p text:style-name="Standard"/>
      <text:p text:style-name="Standard">HIPAS - Hipertensão (130 a 139 x 80 mmHg) Assintomático – 5</text:p>
      <text:p text:style-name="Standard"/>
      <text:p text:style-name="P2">Alterações Neurológicas</text:p>
      <text:p text:style-name="Standard"/>
      <text:p text:style-name="Standard">PR – perda da consciência ou rebaixamento – 1</text:p>
      <text:p text:style-name="Standard">CPCR – Convulsão ou pós comicial não responsivo – 1</text:p>
      <text:p text:style-name="Standard">DIS – Dislaia ou disartria agudas, desvio de comissura labial agudo e déficit motor/sensitivo agudo - 1</text:p>
      <text:p text:style-name="Standard">PSA – Perda súbita da visão - 1</text:p>
      <text:p text:style-name="Standard">CI – Cefália intensa, vômito em jato, rigidez de nuca, fotofobia - 1</text:p>
      <text:p text:style-name="Standard">AA – Anisocoria aguda – 1</text:p>
      <text:p text:style-name="Standard">IE – Intoxicação exógena com alteração do nível de consciência e/ou sinais vitais alterados - 1</text:p>
      <text:p text:style-name="Standard">SNFC – Sinais neurológicos focais, com tempo menor que 4:30h. - 1</text:p>
      <text:p text:style-name="Standard"/>
      <text:p text:style-name="Standard">ANC – Alteração do nível de consciência – 2</text:p>
      <text:p text:style-name="Standard">ACC – Alterações cognitivas e comportamentais – 2</text:p>
      <text:p text:style-name="Standard">PCIR – Pós comicial imediato responsivo – 2</text:p>
      <text:p text:style-name="Standard">IES – Intoxicação exógena, sem alteração do nível da consciência – 2</text:p>
      <text:p text:style-name="Standard">DCCS – Déficit cognitivo crônico por sequela ou demência com agudização – 2</text:p>
      <text:p text:style-name="Standard">NT – Nistagmo - 2</text:p>
      <text:p text:style-name="Standard">DIS – Dislalia ou disartria ou déficit motor/sensitivo nas últimas 24h. - 2</text:p>
      <text:p text:style-name="Standard">AE – Aura epilética - 2</text:p>
      <text:p text:style-name="Standard">SNF – Sinais neurológicos focais, com tempo maior que 4:30h. - 2</text:p>
      <text:p text:style-name="Standard"/>
      <text:p text:style-name="Standard">RC1 – Relato de convulsão com menos de 6h e sem crise no momento – 3</text:p>
      <text:p text:style-name="Standard"/>
      <text:soft-page-break/>
      <text:p text:style-name="Standard">DCC – Déficit cognitivo crônico por sequela ou demência – 4</text:p>
      <text:p text:style-name="Standard">RC2 – Relato de convulsão de 6 a 12 horas e sem crise no momento - 4</text:p>
      <text:p text:style-name="Standard">TRM – Troca de receita para medicamento de uso contínuo - 5</text:p>
      <text:p text:style-name="Standard">RC3 – Relato de convulsão com mais de 12 horas e sem crise no momento – 5</text:p>
      <text:p text:style-name="Standard"/>
      <text:p text:style-name="P3">Alterações Respiratórias</text:p>
      <text:p text:style-name="Standard"/>
      <text:p text:style-name="Standard">OVA – Obstrução de vias aéreas - 1</text:p>
      <text:p text:style-name="Standard">DISP – Dispneia associada a alteração do nível de consciência e dispneia associada a bradicardia (FC &lt;= 50 bpm ou FC &gt; 100 bpm). - 1</text:p>
      <text:p text:style-name="Standard">FR -<text:s/>se refere ao número de vezes que uma pessoa realiza uma respiração completa (uma inspiração seguida de uma expiração) em um minuto<text:s/>&lt;= 10 IRPM - 1</text:p>
      <text:p text:style-name="Standard">CIA – Cianose, enchimento capilar &gt; 2s, com uso de musculatura acessória e SpO2 &lt; 90 % - 1</text:p>
      <text:p text:style-name="Standard">RAA1 – Ruídos adventícios audíveis sem uso do estetoscópio - 1</text:p>
      <text:p text:style-name="Standard">MVUA – Murmúrios vesiculares universalmente abolidos – 1</text:p>
      <text:p text:style-name="Standard"/>
      <text:p text:style-name="Standard">ROVA – Risco de obstrução de vias aéreas - 2</text:p>
      <text:p text:style-name="Standard">ER – Esforço respiratório com estridor,<text:s/>sialorreia, fala entrecortada - 2</text:p>
      <text:p text:style-name="Standard">CAG – Crise de asma grave SpO2 &gt; 90 a &lt; 94% - 2</text:p>
      <text:p text:style-name="Standard">RAA2 - <text:s/>Ruídos adventícios audíveis com uso do estetoscópio - 2</text:p>
      <text:p text:style-name="Standard">MVPA1 - <text:s/>Murmúrios vesiculares parcialmente abolidos, associado a dispneia - 2</text:p>
      <text:p text:style-name="Standard">HEM – Hemoptise (sangramento das vias aéreas baixas), com ou sem tosse – 2</text:p>
      <text:p text:style-name="Standard"/>
      <text:p text:style-name="Standard">SAT1 – Saturação SpO2 entre 90 a 94%, com frequência respiratória de 20 a 24 IRPM - 3</text:p>
      <text:p text:style-name="Standard">TPEH – Tosse produtiva com escarros hemoptoicos ou com ruídos adventícios - 3</text:p>
      <text:p text:style-name="Standard">MVPA2 - <text:s/>Murmúrios vesiculares parcialmente abolidos sem dispneia – 3</text:p>
      <text:p text:style-name="Standard"/>
      <text:p text:style-name="Standard">TP – Tosse produtiva - 4</text:p>
      <text:p text:style-name="Standard">DGSI1 – Dor de garganta com sinais de infecção - 4</text:p>
      <text:p text:style-name="Standard">SAT2 – Saturação SpO2 entre 90 a 94 %, assintomático - 4</text:p>
      <text:p text:style-name="Standard"/>
      <text:p text:style-name="Standard">COR – Coriza - 5</text:p>
      <text:p text:style-name="Standard">DGSI2 – Dor de garganta sem sinais de infecção - 5</text:p>
      <text:p text:style-name="Standard">TS – Tosse seca - 5</text:p>
      <text:p text:style-name="Standard">SG – Sintomas gripais, sem febre - 5</text:p>
      <text:p text:style-name="Standard"/>
      <text:p text:style-name="P4">Alterações Trauma</text:p>
      <text:p text:style-name="Standard"/>
      <text:p text:style-name="Standard">STCE1 – Suspeita de trauma crânio encefálico (TCE), trauma cervical, fratura de anel pélvico (Bacia), fratura de ossos longos – 1</text:p>
      <text:p text:style-name="Standard">POL – Politrauma (lesão em mais de 2 segmentos corpóreos) - 1</text:p>
      <text:p text:style-name="Standard">TT - Trauma torácico e/ou abdominal, com repercussão hemodinâmica e ventilatória – 1</text:p>
      <text:p text:style-name="Standard">TA – Trauma aberto: craniano, torácico, abdominal e/ou pélvico - 1</text:p>
      <text:p text:style-name="Standard">ADEE – Amputação, desenluvamento, esmagamento de extremidades - 1</text:p>
      <text:p text:style-name="Standard">PAFB – Perfuração por arma de fogo ou por arma branca - 1</text:p>
      <text:p text:style-name="Standard">GLA – Glasgow de 3 a 8 - 1</text:p>
      <text:p text:style-name="Standard">AFO – afogamento - 1</text:p>
      <text:p text:style-name="Standard">FHCE – Ferimento com hemorragia não compressível ou evisceração - 1</text:p>
      <text:p text:style-name="Standard">ASF – Asfixia por corpo estranho - 1</text:p>
      <text:p text:style-name="Standard">LPAP1 – Lesões provocadas por animais peçonhentos, com repercussão hemodinâmica e ventilatória - 1</text:p>
      <text:p text:style-name="Standard">EMP – Empalamento – 1</text:p>
      <text:p text:style-name="Standard"/>
      <text:p text:style-name="Standard"/>
      <text:p text:style-name="Standard">STCE2 - Trauma torácico, abdominal e pélvico, sem repercussão hemodinâmica e ventilatória no momento da avaliação. - 2</text:p>
      <text:p text:style-name="Standard">SFFE – Suspeita de fratura fechada de extremidades, com deformidade aparente - 2</text:p>
      <text:p text:style-name="Standard">SFAE – Suspeita de fratura aberta de extremidades - 2</text:p>
      <text:p text:style-name="Standard">EDLF1 – Edema com deformidades e limitação funcional em articulações pós-trauma em até 48h, com dor intensa (8 a 10) - 2</text:p>
      <text:p text:style-name="Standard">DLPT – Dor lombar pós-trauma, com dor intensa (8 a 10) - 2</text:p>
      <text:p text:style-name="Standard">GLA - Glasgow de 9 a 14 - 2</text:p>
      <text:p text:style-name="Standard">FSAC – Ferimento com sangramento ativo compressível - 2</text:p>
      <text:p text:style-name="Standard">RVDSI – Relato de violência doméstica, sexual e ou interpessoal - 2</text:p>
      <text:p text:style-name="Standard">CEVAS – Corpo estranho em VAS, sem comprometimento respiratório - 2</text:p>
      <text:p text:style-name="Standard">LPAP2 – Lesões provocadas por animais peçonhentos, sem repercussão hemodinâmica e ventilatória – 2</text:p>
      <text:p text:style-name="Standard">LO – Lesões oculares – 2</text:p>
      <text:p text:style-name="Standard"/>
      <text:p text:style-name="Standard">EDLF2 – Edema, limitação funcional pós-trauma, com dor moderada (4 a 7) em até 48h - 3</text:p>
      <text:p text:style-name="Standard">CTTM – Cefália, tardia ao trauma, com dor moderada (4 a 7) secundária ao trauma - 3</text:p>
      <text:p text:style-name="Standard">TTR – Tatuagem traumática (marcas provocadas na pela após contato com objetos durante o trauma) - 3</text:p>
      <text:p text:style-name="Standard">ICE – Ingestão de corpo estranho - 3</text:p>
      <text:p text:style-name="Standard">SFFE – Suspeita de fratura fechada de extremidades, sem deformidade aparente - 3</text:p>
      <text:p text:style-name="Standard"/>
      <text:p text:style-name="Standard">DLTT – Dor lombar, tardia ao trauma, com dor moderada (4 a 7) - 4</text:p>
      <text:p text:style-name="Standard">TESVN – Trauma em extremidades com sinais vitais normais e dor leve (1 a 3) - 4</text:p>
      <text:p text:style-name="Standard">EI – Escoriações imediatas - 4</text:p>
      <text:p text:style-name="Standard">FTAM – Ferimentos em tórax, abdômen ou membros, sem sangramento, com sinais flogísticos - 4</text:p>
      <text:p text:style-name="Standard">AIAC – Avaliação de imobilizações que apresentem comprometimento segmentar – 4</text:p>
      <text:p text:style-name="Standard"/>
      <text:p text:style-name="Standard">ETSF – Escoriações tardias com ou sem sinais flogísticos, sem febre - 5</text:p>
      <text:p text:style-name="Standard">PICM – Procura por imunobiológicos em casos de mordeduras superficiais sem flogose - 5</text:p>
      <text:p text:style-name="Standard">TRIG – Troca/retirada de imobilizações gessadas - 5</text:p>
      <text:p text:style-name="Standard">TC – Troca de curativo - 5</text:p>
      <text:p text:style-name="Standard">RP – Retirada de pontos – 5</text:p>
      <text:p text:style-name="Standard">SLM – Solicitação de laudo médico - 5</text:p>
      <text:p text:style-name="Standard"/>
      <text:p text:style-name="P5">ALTERAÇÕES SISTÊMICAS</text:p>
      <text:p text:style-name="Standard"/>
      <text:p text:style-name="Standard">PRNC – Perda ou rebaixamento do nível de consciência - 1</text:p>
      <text:p text:style-name="Standard">FSTC – Febre súbita &gt;= 40°C, com tremores, calafrios - 1</text:p>
      <text:p text:style-name="Standard">HIP – Hipotensão (Pressão Arterial sistólica &lt; 80 mmHg); Taquicardia (FC &gt; 140 bpm) ou bradicardia (FC &lt; 40 bpm); Pulso filiforme e rápido - 1</text:p>
      <text:p text:style-name="Standard">RVS – Repercussão ventilatória com saturação &lt; 90% com ou sem tiragem intercostal e/ou batimento de asas do nariz - 1</text:p>
      <text:p text:style-name="Standard">EG – Edema de Glote (inchaço na garganta e/ou dificuldade respiratória) - 1</text:p>
      <text:p text:style-name="Standard">PPSE – Palidez acentuada, pele fria e pegajosa, sudorese, cianose, enchimento capilar lentificado &gt; 2s, hipotensão ortostática - 1</text:p>
      <text:p text:style-name="Standard">PACON – PA convergente (diferença entre sistólica e diastólica &lt; 20 mmHg) - 1</text:p>
      <text:p text:style-name="Standard">EPPV – Eritema purpúreo, petéquias, vasculites com rigidez de nuca - 1</text:p>
      <text:p text:style-name="Standard">VJRN – Vômitos em jato com rigidez de nuca - 1</text:p>
      <text:p text:style-name="Standard">EPI – Epistaxe com instabilidade hemodinâmica - 1</text:p>
      <text:soft-page-break/>
      <text:p text:style-name="Standard">CISP – Cefaleia intensa, súbita e/ou persistente, com sinais neurológicos (EVA 8 a 10) - 1</text:p>
      <text:p text:style-name="Standard">SNF – Sinais neurológicos focais com tempo menor que 4:30h - 1</text:p>
      <text:p text:style-name="Standard">HGT - &lt; 70 mg/dl com – Alteração do nível de consciência; Visão turva; Pele fria e pegajosa - 1</text:p>
      <text:p text:style-name="Standard">HGT - &gt;= 300 mg/dl com – Visão turva; Pulso anormal; Taquipneia; Hálito cetônico; Prostração; Pele fria e pegajosa – 1</text:p>
      <text:p text:style-name="Standard"/>
      <text:p text:style-name="Standard">ANC – Alterações dos níveis de consciência (não classificados em outros descritores) - 2</text:p>
      <text:p text:style-name="Standard">EDF – Edema difuso em face (angiodema) e/ou eritema disseminado (placas urticariformes pelo corpo – prurido) - 2</text:p>
      <text:p text:style-name="Standard">ESIH – Epistaxe sem instabilidade hemodinâmica - 2</text:p>
      <text:p text:style-name="Standard">CISP – Cefaléia intensa (EVA – 8 a 10), súbita e/ou persistente, sem sinais neurológicos - 2</text:p>
      <text:p text:style-name="Standard">TAQ – Taquipnéia FR &gt; 25 irpm - 2</text:p>
      <text:p text:style-name="Standard">VJSR - Vômitos em jato sem rigidez de nuca - 2</text:p>
      <text:p text:style-name="Standard">OF – Otorréia com febre - 2</text:p>
      <text:p text:style-name="Standard">DEEP – Dor, edema e empastamento de panturrilha (as) - 2</text:p>
      <text:p text:style-name="Standard">SNF – Sinais neurológicos focais com tempo maior que 4:30h - 2</text:p>
      <text:p text:style-name="Standard">HGT - &lt; 70 mg/dl ou &gt; 300 mg/dl assintomático - 2</text:p>
      <text:p text:style-name="Standard">DIPH – Dor intensa (EVA – 8 a 10) em pacientes com hemonoglobinopatias. - 2</text:p>
      <text:p text:style-name="Standard">VFDA – Vômitos frequentes com dor abdominal esparsa e com icterícia em pacientes com hemoglobinopatias - 2</text:p>
      <text:p text:style-name="Standard"/>
      <text:p text:style-name="Standard">EPPV – Eritema purpúreo, petéquias, vasculites sem rigidez de nuca - 3</text:p>
      <text:p text:style-name="Standard">CMSR – Cefaléia Moderada, súbita ou rapidamente progressiva - 3</text:p>
      <text:p text:style-name="Standard">ANU – Anúria - 3</text:p>
      <text:p text:style-name="Standard">HGT – entre 200 mg/dl e 300 mg/dl assintomático - 3</text:p>
      <text:p text:style-name="Standard">FEB - Febre entre 38 °C a 38,9°C associados a outros sinais e sintomas - 3</text:p>
      <text:p text:style-name="Standard"/>
      <text:p text:style-name="Standard">TNCE – Tontura, náusea, cansaço excessivo</text:p>
      <text:p text:style-name="Standard">NVSS – Náuseas/ Vômitos sem sinais de desitratação</text:p>
      <text:p text:style-name="Standard">QO – Queixa de oli</text:p>
      <text:p text:style-name="Standard"/>
      <text:p text:style-name="Standard">208 casos x 22 variávei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Douglas Rinaldi</dc:creator>
    <meta:creation-date>2022-10-11T21:54:00Z</meta:creation-date>
    <dc:date>2023-10-28T14:43:00Z</dc:date>
    <meta:template xlink:href="Normal" xlink:type="simple"/>
    <meta:editing-cycles>4</meta:editing-cycles>
    <meta:editing-duration>PT9180S</meta:editing-duration>
    <meta:document-statistic meta:page-count="4" meta:paragraph-count="17" meta:word-count="1313" meta:character-count="8781" meta:row-count="62" meta:non-whitespace-character-count="7485"/>
  </office:meta>
</office:document-meta>
</file>